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co2" style:family="table-column">
      <style:table-column-properties fo:break-before="auto" style:column-width="6.7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8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wrap-option="wrap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6" table:default-cell-style-name="ce6"/>
        <table:table-column table:style-name="co4" table:default-cell-style-name="ce6"/>
        <table:table-column table:style-name="co3" table:number-columns-repeated="3" table:default-cell-style-name="ce6"/>
        <table:table-column table:style-name="co5" table:number-columns-repeated="16372" table:default-cell-style-name="ce15"/>
        <table:table-row table:style-name="ro1">
          <table:table-cell/>
          <table:table-cell office:value-type="string" calcext:value-type="string">
            <text:p>Шкала 1-5</text:p>
          </table:table-cell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>
            <text:p>Почта бизнес-процессы</text:p>
          </table:table-cell>
          <table:table-cell table:style-name="ce7" office:value-type="string" calcext:value-type="string">
            <text:p>Снижение издержек</text:p>
          </table:table-cell>
          <table:table-cell table:style-name="ce7" office:value-type="string" calcext:value-type="string">
            <text:p>Жалобы клиентов</text:p>
          </table:table-cell>
          <table:table-cell table:style-name="ce7" office:value-type="string" calcext:value-type="string">
            <text:p>Увеличение прибыли</text:p>
          </table:table-cell>
          <table:table-cell table:style-name="ce7" office:value-type="string" calcext:value-type="string">
            <text:p>Простота реализации</text:p>
          </table:table-cell>
          <table:table-cell table:style-name="ce7" office:value-type="string" calcext:value-type="string">
            <text:p>Скорость реализации</text:p>
          </table:table-cell>
          <table:table-cell table:style-name="ce7" office:value-type="string" calcext:value-type="string">
            <text:p>Техническая возможность реализации</text:p>
          </table:table-cell>
          <table:table-cell table:style-name="ce7" office:value-type="string" calcext:value-type="string">
            <text:p>Достаточная квалификация персонала</text:p>
          </table:table-cell>
          <table:table-cell table:style-name="ce7" office:value-type="string" calcext:value-type="string">
            <text:p>Жалобы сотрудников</text:p>
          </table:table-cell>
          <table:table-cell table:style-name="ce7" office:value-type="string" calcext:value-type="string">
            <text:p>Соответствие стратегии компании</text:p>
          </table:table-cell>
          <table:table-cell table:style-name="ce7" office:value-type="string" calcext:value-type="string">
            <text:p>ИТОГО</text:p>
          </table:table-cell>
          <table:table-cell table:style-name="ce6" table:number-columns-repeated="16372"/>
        </table:table-row>
        <table:table-row table:style-name="ro3">
          <table:table-cell/>
          <table:table-cell table:style-name="ce12" office:value-type="string" calcext:value-type="string">
            <text:p>Оптимизация режима работы отделений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4" table:formula="of:=SUM([.C3:.K3])" office:value-type="float" office:value="31" calcext:value-type="float">
            <text:p>31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Увеличение скорости доставки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4" table:formula="of:=SUM([.C4:.K4])" office:value-type="float" office:value="26" calcext:value-type="float">
            <text:p>26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Расширение \ улучшение курьерской доставки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4" table:formula="of:=SUM([.C5:.K5])" office:value-type="float" office:value="26" calcext:value-type="float">
            <text:p>26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Улучшение качества доставки (сохранность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4" table:formula="of:=SUM([.C6:.K6])" office:value-type="float" office:value="32" calcext:value-type="float">
            <text:p>32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Увеличение ассортимента доп услуг в отделении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4" table:formula="of:=SUM([.C7:.K7])" office:value-type="float" office:value="30" calcext:value-type="float">
            <text:p>30</text:p>
          </table:table-cell>
          <table:table-cell table:number-columns-repeated="1637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L3:Sheet1.L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cm" fo:margin-bottom="0.9cm" fo:margin-left="0.9cm" fo:margin-right="0.9cm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.00.0000</text:date>, <text:time style:data-style-name="N2" text:time-value="12:22:59.1879459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20:36:12.560117081</meta:creation-date>
    <meta:generator>LibreOffice/24.2.6.2$Linux_X86_64 LibreOffice_project/420$Build-2</meta:generator>
    <dc:date>2024-09-15T12:35:48.326640525</dc:date>
    <meta:editing-duration>PT41M4S</meta:editing-duration>
    <meta:editing-cycles>9</meta:editing-cycles>
    <meta:document-statistic meta:table-count="1" meta:cell-count="67" meta:object-count="0"/>
  </office:meta>
</office:document-meta>
</file>